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52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63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7"/>
        <table:table-column table:style-name="co6" table:number-columns-repeated="2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Valor decimal</text:p>
          </table:table-cell>
          <table:table-cell table:style-name="ce1" office:value-type="string" calcext:value-type="string" table:number-columns-spanned="4" table:number-rows-spanned="1">
            <text:p>Entradas</text:p>
          </table:table-cell>
          <table:covered-table-cell table:number-columns-repeated="3" table:style-name="ce5"/>
          <table:table-cell table:style-name="ce1" office:value-type="string" calcext:value-type="string" table:number-columns-spanned="4" table:number-rows-spanned="1">
            <text:p>Salidas</text:p>
          </table:table-cell>
          <table:covered-table-cell table:number-columns-repeated="3" table:style-name="ce5"/>
          <table:table-cell/>
          <table:table-cell table:style-name="ce3" office:value-type="string" calcext:value-type="string" table:number-columns-spanned="4" table:number-rows-spanned="2">
            <text:p>Salidas en valor numerico</text:p>
          </table:table-cell>
          <table:covered-table-cell table:number-columns-repeated="3"/>
        </table:table-row>
        <table:table-row table:style-name="ro1">
          <table:covered-table-cell table:style-name="ce5"/>
          <table:table-cell table:style-name="ce1" office:value-type="string" calcext:value-type="string" table:number-columns-spanned="2" table:number-rows-spanned="1">
            <text:p>Sensores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Logicas</text:p>
          </table:table-cell>
          <table:covered-table-cell table:style-name="ce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number-columns-repeated="4"/>
        </table:table-row>
        <table:table-row table:style-name="ro1">
          <table:covered-table-cell table:style-name="ce5"/>
          <table:table-cell office:value-type="string" calcext:value-type="string">
            <text:p>proximida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espera</text:p>
          </table:table-cell>
          <table:table-cell table:style-name="ce2" office:value-type="string" calcext:value-type="string">
            <text:p>QUIETA</text:p>
          </table:table-cell>
          <table:table-cell table:style-name="ce2" office:value-type="string" calcext:value-type="string">
            <text:p>ABRIENDO</text:p>
          </table:table-cell>
          <table:table-cell office:value-type="string" calcext:value-type="string">
            <text:p>CERRANDO</text:p>
          </table:table-cell>
          <table:table-cell office:value-type="string" calcext:value-type="string">
            <text:p>OBSTRUIDA</text:p>
          </table:table-cell>
          <table:table-cell/>
          <table:table-cell table:style-name="ce4" office:value-type="string" calcext:value-type="string">
            <text:p>QUIETA</text:p>
          </table:table-cell>
          <table:table-cell office:value-type="string" calcext:value-type="string">
            <text:p>ABRIENDO</text:p>
          </table:table-cell>
          <table:table-cell office:value-type="string" calcext:value-type="string">
            <text:p>CERRANDO</text:p>
          </table:table-cell>
          <table:table-cell office:value-type="string" calcext:value-type="string">
            <text:p>OBSTRU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L</text:p>
          </table:table-cell>
          <table:table-cell table:formula="of:=IF(AND([.B4] = &quot;H&quot;;[.D4] = &quot;L&quot;);&quot;ABRIENDO&quot;;IF(AND([.D4] = &quot;H&quot;;[.E4] = &quot;H&quot;);&quot;CERRANDO&quot;;&quot;QUIETA&quot;))" office:value-type="string" office:string-value="QUIETA" calcext:value-type="string">
            <text:p>QUIETA</text:p>
          </table:table-cell>
          <table:table-cell table:formula="of:=IF([.D4] = &quot;H&quot;;&quot;QUIETA&quot;;&quot;ABRIENDO&quot;)" office:value-type="string" office:string-value="ABRIENDO" calcext:value-type="string">
            <text:p>ABRIENDO</text:p>
          </table:table-cell>
          <table:table-cell table:formula="of:=IF([.D4] = &quot;L&quot;;&quot;QUIETA&quot;;IF([.C4] = &quot;H&quot;;&quot;OBSTRUIDA&quot;;&quot;CERRANDO&quot;))" office:value-type="string" office:string-value="QUIETA" calcext:value-type="string">
            <text:p>QUIETA</text:p>
          </table:table-cell>
          <table:table-cell table:formula="of:=IF([.C4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4]=&quot;QUIETA&quot;;0;IF([.F4]=&quot;ABRIENDO&quot;;1;IF([.F4]=&quot;CERRANDO&quot;;2;3)))" office:value-type="float" office:value="0" calcext:value-type="float">
            <text:p>0</text:p>
          </table:table-cell>
          <table:table-cell table:formula="of:=IF([.G4]=&quot;QUIETA&quot;;0;IF([.G4]=&quot;ABRIENDO&quot;;1;IF([.G4]=&quot;CERRANDO&quot;;2;3)))" office:value-type="float" office:value="1" calcext:value-type="float">
            <text:p>1</text:p>
          </table:table-cell>
          <table:table-cell table:formula="of:=IF([.H4]=&quot;QUIETA&quot;;0;IF([.H4]=&quot;ABRIENDO&quot;;1;IF([.H4]=&quot;CERRANDO&quot;;2;3)))" office:value-type="float" office:value="0" calcext:value-type="float">
            <text:p>0</text:p>
          </table:table-cell>
          <table:table-cell table:formula="of:=IF([.I4]=&quot;QUIETA&quot;;0;IF([.I4]=&quot;ABRIENDO&quot;;1;IF([.I4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formula="of:=IF(AND([.B5] = &quot;H&quot;;[.D5] = &quot;L&quot;);&quot;ABRIENDO&quot;;IF(AND([.D5] = &quot;H&quot;;[.E5] = &quot;H&quot;);&quot;CERRANDO&quot;;&quot;QUIETA&quot;))" office:value-type="string" office:string-value="QUIETA" calcext:value-type="string">
            <text:p>QUIETA</text:p>
          </table:table-cell>
          <table:table-cell table:formula="of:=IF([.D5] = &quot;H&quot;;&quot;QUIETA&quot;;&quot;ABRIENDO&quot;)" office:value-type="string" office:string-value="ABRIENDO" calcext:value-type="string">
            <text:p>ABRIENDO</text:p>
          </table:table-cell>
          <table:table-cell table:formula="of:=IF([.D5] = &quot;L&quot;;&quot;QUIETA&quot;;IF([.C5] = &quot;H&quot;;&quot;OBSTRUIDA&quot;;&quot;CERRANDO&quot;))" office:value-type="string" office:string-value="QUIETA" calcext:value-type="string">
            <text:p>QUIETA</text:p>
          </table:table-cell>
          <table:table-cell table:formula="of:=IF([.C5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5]=&quot;QUIETA&quot;;0;IF([.F5]=&quot;ABRIENDO&quot;;1;IF([.F5]=&quot;CERRANDO&quot;;2;3)))" office:value-type="float" office:value="0" calcext:value-type="float">
            <text:p>0</text:p>
          </table:table-cell>
          <table:table-cell table:formula="of:=IF([.G5]=&quot;QUIETA&quot;;0;IF([.G5]=&quot;ABRIENDO&quot;;1;IF([.G5]=&quot;CERRANDO&quot;;2;3)))" office:value-type="float" office:value="1" calcext:value-type="float">
            <text:p>1</text:p>
          </table:table-cell>
          <table:table-cell table:formula="of:=IF([.H5]=&quot;QUIETA&quot;;0;IF([.H5]=&quot;ABRIENDO&quot;;1;IF([.H5]=&quot;CERRANDO&quot;;2;3)))" office:value-type="float" office:value="0" calcext:value-type="float">
            <text:p>0</text:p>
          </table:table-cell>
          <table:table-cell table:formula="of:=IF([.I5]=&quot;QUIETA&quot;;0;IF([.I5]=&quot;ABRIENDO&quot;;1;IF([.I5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IF(AND([.B6] = &quot;H&quot;;[.D6] = &quot;L&quot;);&quot;ABRIENDO&quot;;IF(AND([.D6] = &quot;H&quot;;[.E6] = &quot;H&quot;);&quot;CERRANDO&quot;;&quot;QUIETA&quot;))" office:value-type="string" office:string-value="QUIETA" calcext:value-type="string">
            <text:p>QUIETA</text:p>
          </table:table-cell>
          <table:table-cell table:formula="of:=IF([.D6] = &quot;H&quot;;&quot;QUIETA&quot;;&quot;ABRIENDO&quot;)" office:value-type="string" office:string-value="QUIETA" calcext:value-type="string">
            <text:p>QUIETA</text:p>
          </table:table-cell>
          <table:table-cell table:formula="of:=IF([.D6] = &quot;L&quot;;&quot;QUIETA&quot;;IF([.C6] = &quot;H&quot;;&quot;OBSTRUIDA&quot;;&quot;CERRANDO&quot;))" office:value-type="string" office:string-value="CERRANDO" calcext:value-type="string">
            <text:p>CERRANDO</text:p>
          </table:table-cell>
          <table:table-cell table:formula="of:=IF([.C6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6]=&quot;QUIETA&quot;;0;IF([.F6]=&quot;ABRIENDO&quot;;1;IF([.F6]=&quot;CERRANDO&quot;;2;3)))" office:value-type="float" office:value="0" calcext:value-type="float">
            <text:p>0</text:p>
          </table:table-cell>
          <table:table-cell table:formula="of:=IF([.G6]=&quot;QUIETA&quot;;0;IF([.G6]=&quot;ABRIENDO&quot;;1;IF([.G6]=&quot;CERRANDO&quot;;2;3)))" office:value-type="float" office:value="0" calcext:value-type="float">
            <text:p>0</text:p>
          </table:table-cell>
          <table:table-cell table:formula="of:=IF([.H6]=&quot;QUIETA&quot;;0;IF([.H6]=&quot;ABRIENDO&quot;;1;IF([.H6]=&quot;CERRANDO&quot;;2;3)))" office:value-type="float" office:value="2" calcext:value-type="float">
            <text:p>2</text:p>
          </table:table-cell>
          <table:table-cell table:formula="of:=IF([.I6]=&quot;QUIETA&quot;;0;IF([.I6]=&quot;ABRIENDO&quot;;1;IF([.I6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table:formula="of:=IF(AND([.B7] = &quot;H&quot;;[.D7] = &quot;L&quot;);&quot;ABRIENDO&quot;;IF(AND([.D7] = &quot;H&quot;;[.E7] = &quot;H&quot;);&quot;CERRANDO&quot;;&quot;QUIETA&quot;))" office:value-type="string" office:string-value="CERRANDO" calcext:value-type="string">
            <text:p>CERRANDO</text:p>
          </table:table-cell>
          <table:table-cell table:formula="of:=IF([.D7] = &quot;H&quot;;&quot;QUIETA&quot;;&quot;ABRIENDO&quot;)" office:value-type="string" office:string-value="QUIETA" calcext:value-type="string">
            <text:p>QUIETA</text:p>
          </table:table-cell>
          <table:table-cell table:formula="of:=IF([.D7] = &quot;L&quot;;&quot;QUIETA&quot;;IF([.C7] = &quot;H&quot;;&quot;OBSTRUIDA&quot;;&quot;CERRANDO&quot;))" office:value-type="string" office:string-value="CERRANDO" calcext:value-type="string">
            <text:p>CERRANDO</text:p>
          </table:table-cell>
          <table:table-cell table:formula="of:=IF([.C7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7]=&quot;QUIETA&quot;;0;IF([.F7]=&quot;ABRIENDO&quot;;1;IF([.F7]=&quot;CERRANDO&quot;;2;3)))" office:value-type="float" office:value="2" calcext:value-type="float">
            <text:p>2</text:p>
          </table:table-cell>
          <table:table-cell table:formula="of:=IF([.G7]=&quot;QUIETA&quot;;0;IF([.G7]=&quot;ABRIENDO&quot;;1;IF([.G7]=&quot;CERRANDO&quot;;2;3)))" office:value-type="float" office:value="0" calcext:value-type="float">
            <text:p>0</text:p>
          </table:table-cell>
          <table:table-cell table:formula="of:=IF([.H7]=&quot;QUIETA&quot;;0;IF([.H7]=&quot;ABRIENDO&quot;;1;IF([.H7]=&quot;CERRANDO&quot;;2;3)))" office:value-type="float" office:value="2" calcext:value-type="float">
            <text:p>2</text:p>
          </table:table-cell>
          <table:table-cell table:formula="of:=IF([.I7]=&quot;QUIETA&quot;;0;IF([.I7]=&quot;ABRIENDO&quot;;1;IF([.I7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table:formula="of:=IF(AND([.B8] = &quot;H&quot;;[.D8] = &quot;L&quot;);&quot;ABRIENDO&quot;;IF(AND([.D8] = &quot;H&quot;;[.E8] = &quot;H&quot;);&quot;CERRANDO&quot;;&quot;QUIETA&quot;))" office:value-type="string" office:string-value="QUIETA" calcext:value-type="string">
            <text:p>QUIETA</text:p>
          </table:table-cell>
          <table:table-cell table:formula="of:=IF([.D8] = &quot;H&quot;;&quot;QUIETA&quot;;&quot;ABRIENDO&quot;)" office:value-type="string" office:string-value="ABRIENDO" calcext:value-type="string">
            <text:p>ABRIENDO</text:p>
          </table:table-cell>
          <table:table-cell table:formula="of:=IF([.D8] = &quot;L&quot;;&quot;QUIETA&quot;;IF([.C8] = &quot;H&quot;;&quot;OBSTRUIDA&quot;;&quot;CERRANDO&quot;))" office:value-type="string" office:string-value="QUIETA" calcext:value-type="string">
            <text:p>QUIETA</text:p>
          </table:table-cell>
          <table:table-cell table:formula="of:=IF([.C8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8]=&quot;QUIETA&quot;;0;IF([.F8]=&quot;ABRIENDO&quot;;1;IF([.F8]=&quot;CERRANDO&quot;;2;3)))" office:value-type="float" office:value="0" calcext:value-type="float">
            <text:p>0</text:p>
          </table:table-cell>
          <table:table-cell table:formula="of:=IF([.G8]=&quot;QUIETA&quot;;0;IF([.G8]=&quot;ABRIENDO&quot;;1;IF([.G8]=&quot;CERRANDO&quot;;2;3)))" office:value-type="float" office:value="1" calcext:value-type="float">
            <text:p>1</text:p>
          </table:table-cell>
          <table:table-cell table:formula="of:=IF([.H8]=&quot;QUIETA&quot;;0;IF([.H8]=&quot;ABRIENDO&quot;;1;IF([.H8]=&quot;CERRANDO&quot;;2;3)))" office:value-type="float" office:value="0" calcext:value-type="float">
            <text:p>0</text:p>
          </table:table-cell>
          <table:table-cell table:formula="of:=IF([.I8]=&quot;QUIETA&quot;;0;IF([.I8]=&quot;ABRIENDO&quot;;1;IF([.I8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formula="of:=IF(AND([.B9] = &quot;H&quot;;[.D9] = &quot;L&quot;);&quot;ABRIENDO&quot;;IF(AND([.D9] = &quot;H&quot;;[.E9] = &quot;H&quot;);&quot;CERRANDO&quot;;&quot;QUIETA&quot;))" office:value-type="string" office:string-value="QUIETA" calcext:value-type="string">
            <text:p>QUIETA</text:p>
          </table:table-cell>
          <table:table-cell table:formula="of:=IF([.D9] = &quot;H&quot;;&quot;QUIETA&quot;;&quot;ABRIENDO&quot;)" office:value-type="string" office:string-value="ABRIENDO" calcext:value-type="string">
            <text:p>ABRIENDO</text:p>
          </table:table-cell>
          <table:table-cell table:formula="of:=IF([.D9] = &quot;L&quot;;&quot;QUIETA&quot;;IF([.C9] = &quot;H&quot;;&quot;OBSTRUIDA&quot;;&quot;CERRANDO&quot;))" office:value-type="string" office:string-value="QUIETA" calcext:value-type="string">
            <text:p>QUIETA</text:p>
          </table:table-cell>
          <table:table-cell table:formula="of:=IF([.C9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9]=&quot;QUIETA&quot;;0;IF([.F9]=&quot;ABRIENDO&quot;;1;IF([.F9]=&quot;CERRANDO&quot;;2;3)))" office:value-type="float" office:value="0" calcext:value-type="float">
            <text:p>0</text:p>
          </table:table-cell>
          <table:table-cell table:formula="of:=IF([.G9]=&quot;QUIETA&quot;;0;IF([.G9]=&quot;ABRIENDO&quot;;1;IF([.G9]=&quot;CERRANDO&quot;;2;3)))" office:value-type="float" office:value="1" calcext:value-type="float">
            <text:p>1</text:p>
          </table:table-cell>
          <table:table-cell table:formula="of:=IF([.H9]=&quot;QUIETA&quot;;0;IF([.H9]=&quot;ABRIENDO&quot;;1;IF([.H9]=&quot;CERRANDO&quot;;2;3)))" office:value-type="float" office:value="0" calcext:value-type="float">
            <text:p>0</text:p>
          </table:table-cell>
          <table:table-cell table:formula="of:=IF([.I9]=&quot;QUIETA&quot;;0;IF([.I9]=&quot;ABRIENDO&quot;;1;IF([.I9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IF(AND([.B10] = &quot;H&quot;;[.D10] = &quot;L&quot;);&quot;ABRIENDO&quot;;IF(AND([.D10] = &quot;H&quot;;[.E10] = &quot;H&quot;);&quot;CERRANDO&quot;;&quot;QUIETA&quot;))" office:value-type="string" office:string-value="QUIETA" calcext:value-type="string">
            <text:p>QUIETA</text:p>
          </table:table-cell>
          <table:table-cell table:formula="of:=IF([.D10] = &quot;H&quot;;&quot;QUIETA&quot;;&quot;ABRIENDO&quot;)" office:value-type="string" office:string-value="QUIETA" calcext:value-type="string">
            <text:p>QUIETA</text:p>
          </table:table-cell>
          <table:table-cell table:formula="of:=IF([.D10] = &quot;L&quot;;&quot;QUIETA&quot;;IF([.C10] = &quot;H&quot;;&quot;OBSTRUIDA&quot;;&quot;CERRANDO&quot;))" office:value-type="string" office:string-value="OBSTRUIDA" calcext:value-type="string">
            <text:p>OBSTRUIDA</text:p>
          </table:table-cell>
          <table:table-cell table:formula="of:=IF([.C10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0]=&quot;QUIETA&quot;;0;IF([.F10]=&quot;ABRIENDO&quot;;1;IF([.F10]=&quot;CERRANDO&quot;;2;3)))" office:value-type="float" office:value="0" calcext:value-type="float">
            <text:p>0</text:p>
          </table:table-cell>
          <table:table-cell table:formula="of:=IF([.G10]=&quot;QUIETA&quot;;0;IF([.G10]=&quot;ABRIENDO&quot;;1;IF([.G10]=&quot;CERRANDO&quot;;2;3)))" office:value-type="float" office:value="0" calcext:value-type="float">
            <text:p>0</text:p>
          </table:table-cell>
          <table:table-cell table:formula="of:=IF([.H10]=&quot;QUIETA&quot;;0;IF([.H10]=&quot;ABRIENDO&quot;;1;IF([.H10]=&quot;CERRANDO&quot;;2;3)))" office:value-type="float" office:value="3" calcext:value-type="float">
            <text:p>3</text:p>
          </table:table-cell>
          <table:table-cell table:formula="of:=IF([.I10]=&quot;QUIETA&quot;;0;IF([.I10]=&quot;ABRIENDO&quot;;1;IF([.I10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</text:p>
          </table:table-cell>
          <table:table-cell table:formula="of:=IF(AND([.B11] = &quot;H&quot;;[.D11] = &quot;L&quot;);&quot;ABRIENDO&quot;;IF(AND([.D11] = &quot;H&quot;;[.E11] = &quot;H&quot;);&quot;CERRANDO&quot;;&quot;QUIETA&quot;))" office:value-type="string" office:string-value="CERRANDO" calcext:value-type="string">
            <text:p>CERRANDO</text:p>
          </table:table-cell>
          <table:table-cell table:formula="of:=IF([.D11] = &quot;H&quot;;&quot;QUIETA&quot;;&quot;ABRIENDO&quot;)" office:value-type="string" office:string-value="QUIETA" calcext:value-type="string">
            <text:p>QUIETA</text:p>
          </table:table-cell>
          <table:table-cell table:formula="of:=IF([.D11] = &quot;L&quot;;&quot;QUIETA&quot;;IF([.C11] = &quot;H&quot;;&quot;OBSTRUIDA&quot;;&quot;CERRANDO&quot;))" office:value-type="string" office:string-value="OBSTRUIDA" calcext:value-type="string">
            <text:p>OBSTRUIDA</text:p>
          </table:table-cell>
          <table:table-cell table:formula="of:=IF([.C11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1]=&quot;QUIETA&quot;;0;IF([.F11]=&quot;ABRIENDO&quot;;1;IF([.F11]=&quot;CERRANDO&quot;;2;3)))" office:value-type="float" office:value="2" calcext:value-type="float">
            <text:p>2</text:p>
          </table:table-cell>
          <table:table-cell table:formula="of:=IF([.G11]=&quot;QUIETA&quot;;0;IF([.G11]=&quot;ABRIENDO&quot;;1;IF([.G11]=&quot;CERRANDO&quot;;2;3)))" office:value-type="float" office:value="0" calcext:value-type="float">
            <text:p>0</text:p>
          </table:table-cell>
          <table:table-cell table:formula="of:=IF([.H11]=&quot;QUIETA&quot;;0;IF([.H11]=&quot;ABRIENDO&quot;;1;IF([.H11]=&quot;CERRANDO&quot;;2;3)))" office:value-type="float" office:value="3" calcext:value-type="float">
            <text:p>3</text:p>
          </table:table-cell>
          <table:table-cell table:formula="of:=IF([.I11]=&quot;QUIETA&quot;;0;IF([.I11]=&quot;ABRIENDO&quot;;1;IF([.I11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L</text:p>
          </table:table-cell>
          <table:table-cell table:formula="of:=IF(AND([.B12] = &quot;H&quot;;[.D12] = &quot;L&quot;);&quot;ABRIENDO&quot;;IF(AND([.D12] = &quot;H&quot;;[.E12] = &quot;H&quot;);&quot;CERRANDO&quot;;&quot;QUIETA&quot;))" office:value-type="string" office:string-value="ABRIENDO" calcext:value-type="string">
            <text:p>ABRIENDO</text:p>
          </table:table-cell>
          <table:table-cell table:formula="of:=IF([.D12] = &quot;H&quot;;&quot;QUIETA&quot;;&quot;ABRIENDO&quot;)" office:value-type="string" office:string-value="ABRIENDO" calcext:value-type="string">
            <text:p>ABRIENDO</text:p>
          </table:table-cell>
          <table:table-cell table:formula="of:=IF([.D12] = &quot;L&quot;;&quot;QUIETA&quot;;IF([.C12] = &quot;H&quot;;&quot;OBSTRUIDA&quot;;&quot;CERRANDO&quot;))" office:value-type="string" office:string-value="QUIETA" calcext:value-type="string">
            <text:p>QUIETA</text:p>
          </table:table-cell>
          <table:table-cell table:formula="of:=IF([.C12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12]=&quot;QUIETA&quot;;0;IF([.F12]=&quot;ABRIENDO&quot;;1;IF([.F12]=&quot;CERRANDO&quot;;2;3)))" office:value-type="float" office:value="1" calcext:value-type="float">
            <text:p>1</text:p>
          </table:table-cell>
          <table:table-cell table:formula="of:=IF([.G12]=&quot;QUIETA&quot;;0;IF([.G12]=&quot;ABRIENDO&quot;;1;IF([.G12]=&quot;CERRANDO&quot;;2;3)))" office:value-type="float" office:value="1" calcext:value-type="float">
            <text:p>1</text:p>
          </table:table-cell>
          <table:table-cell table:formula="of:=IF([.H12]=&quot;QUIETA&quot;;0;IF([.H12]=&quot;ABRIENDO&quot;;1;IF([.H12]=&quot;CERRANDO&quot;;2;3)))" office:value-type="float" office:value="0" calcext:value-type="float">
            <text:p>0</text:p>
          </table:table-cell>
          <table:table-cell table:formula="of:=IF([.I12]=&quot;QUIETA&quot;;0;IF([.I12]=&quot;ABRIENDO&quot;;1;IF([.I12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formula="of:=IF(AND([.B13] = &quot;H&quot;;[.D13] = &quot;L&quot;);&quot;ABRIENDO&quot;;IF(AND([.D13] = &quot;H&quot;;[.E13] = &quot;H&quot;);&quot;CERRANDO&quot;;&quot;QUIETA&quot;))" office:value-type="string" office:string-value="ABRIENDO" calcext:value-type="string">
            <text:p>ABRIENDO</text:p>
          </table:table-cell>
          <table:table-cell table:formula="of:=IF([.D13] = &quot;H&quot;;&quot;QUIETA&quot;;&quot;ABRIENDO&quot;)" office:value-type="string" office:string-value="ABRIENDO" calcext:value-type="string">
            <text:p>ABRIENDO</text:p>
          </table:table-cell>
          <table:table-cell table:formula="of:=IF([.D13] = &quot;L&quot;;&quot;QUIETA&quot;;IF([.C13] = &quot;H&quot;;&quot;OBSTRUIDA&quot;;&quot;CERRANDO&quot;))" office:value-type="string" office:string-value="QUIETA" calcext:value-type="string">
            <text:p>QUIETA</text:p>
          </table:table-cell>
          <table:table-cell table:formula="of:=IF([.C13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13]=&quot;QUIETA&quot;;0;IF([.F13]=&quot;ABRIENDO&quot;;1;IF([.F13]=&quot;CERRANDO&quot;;2;3)))" office:value-type="float" office:value="1" calcext:value-type="float">
            <text:p>1</text:p>
          </table:table-cell>
          <table:table-cell table:formula="of:=IF([.G13]=&quot;QUIETA&quot;;0;IF([.G13]=&quot;ABRIENDO&quot;;1;IF([.G13]=&quot;CERRANDO&quot;;2;3)))" office:value-type="float" office:value="1" calcext:value-type="float">
            <text:p>1</text:p>
          </table:table-cell>
          <table:table-cell table:formula="of:=IF([.H13]=&quot;QUIETA&quot;;0;IF([.H13]=&quot;ABRIENDO&quot;;1;IF([.H13]=&quot;CERRANDO&quot;;2;3)))" office:value-type="float" office:value="0" calcext:value-type="float">
            <text:p>0</text:p>
          </table:table-cell>
          <table:table-cell table:formula="of:=IF([.I13]=&quot;QUIETA&quot;;0;IF([.I13]=&quot;ABRIENDO&quot;;1;IF([.I13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IF(AND([.B14] = &quot;H&quot;;[.D14] = &quot;L&quot;);&quot;ABRIENDO&quot;;IF(AND([.D14] = &quot;H&quot;;[.E14] = &quot;H&quot;);&quot;CERRANDO&quot;;&quot;QUIETA&quot;))" office:value-type="string" office:string-value="QUIETA" calcext:value-type="string">
            <text:p>QUIETA</text:p>
          </table:table-cell>
          <table:table-cell table:formula="of:=IF([.D14] = &quot;H&quot;;&quot;QUIETA&quot;;&quot;ABRIENDO&quot;)" office:value-type="string" office:string-value="QUIETA" calcext:value-type="string">
            <text:p>QUIETA</text:p>
          </table:table-cell>
          <table:table-cell table:formula="of:=IF([.D14] = &quot;L&quot;;&quot;QUIETA&quot;;IF([.C14] = &quot;H&quot;;&quot;OBSTRUIDA&quot;;&quot;CERRANDO&quot;))" office:value-type="string" office:string-value="CERRANDO" calcext:value-type="string">
            <text:p>CERRANDO</text:p>
          </table:table-cell>
          <table:table-cell table:formula="of:=IF([.C14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14]=&quot;QUIETA&quot;;0;IF([.F14]=&quot;ABRIENDO&quot;;1;IF([.F14]=&quot;CERRANDO&quot;;2;3)))" office:value-type="float" office:value="0" calcext:value-type="float">
            <text:p>0</text:p>
          </table:table-cell>
          <table:table-cell table:formula="of:=IF([.G14]=&quot;QUIETA&quot;;0;IF([.G14]=&quot;ABRIENDO&quot;;1;IF([.G14]=&quot;CERRANDO&quot;;2;3)))" office:value-type="float" office:value="0" calcext:value-type="float">
            <text:p>0</text:p>
          </table:table-cell>
          <table:table-cell table:formula="of:=IF([.H14]=&quot;QUIETA&quot;;0;IF([.H14]=&quot;ABRIENDO&quot;;1;IF([.H14]=&quot;CERRANDO&quot;;2;3)))" office:value-type="float" office:value="2" calcext:value-type="float">
            <text:p>2</text:p>
          </table:table-cell>
          <table:table-cell table:formula="of:=IF([.I14]=&quot;QUIETA&quot;;0;IF([.I14]=&quot;ABRIENDO&quot;;1;IF([.I14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table:formula="of:=IF(AND([.B15] = &quot;H&quot;;[.D15] = &quot;L&quot;);&quot;ABRIENDO&quot;;IF(AND([.D15] = &quot;H&quot;;[.E15] = &quot;H&quot;);&quot;CERRANDO&quot;;&quot;QUIETA&quot;))" office:value-type="string" office:string-value="CERRANDO" calcext:value-type="string">
            <text:p>CERRANDO</text:p>
          </table:table-cell>
          <table:table-cell table:formula="of:=IF([.D15] = &quot;H&quot;;&quot;QUIETA&quot;;&quot;ABRIENDO&quot;)" office:value-type="string" office:string-value="QUIETA" calcext:value-type="string">
            <text:p>QUIETA</text:p>
          </table:table-cell>
          <table:table-cell table:formula="of:=IF([.D15] = &quot;L&quot;;&quot;QUIETA&quot;;IF([.C15] = &quot;H&quot;;&quot;OBSTRUIDA&quot;;&quot;CERRANDO&quot;))" office:value-type="string" office:string-value="CERRANDO" calcext:value-type="string">
            <text:p>CERRANDO</text:p>
          </table:table-cell>
          <table:table-cell table:formula="of:=IF([.C15] = &quot;L&quot;;&quot;CERRANDO&quot;;&quot;OBSTRUIDA&quot;)" office:value-type="string" office:string-value="CERRANDO" calcext:value-type="string">
            <text:p>CERRANDO</text:p>
          </table:table-cell>
          <table:table-cell/>
          <table:table-cell table:formula="of:=IF([.F15]=&quot;QUIETA&quot;;0;IF([.F15]=&quot;ABRIENDO&quot;;1;IF([.F15]=&quot;CERRANDO&quot;;2;3)))" office:value-type="float" office:value="2" calcext:value-type="float">
            <text:p>2</text:p>
          </table:table-cell>
          <table:table-cell table:formula="of:=IF([.G15]=&quot;QUIETA&quot;;0;IF([.G15]=&quot;ABRIENDO&quot;;1;IF([.G15]=&quot;CERRANDO&quot;;2;3)))" office:value-type="float" office:value="0" calcext:value-type="float">
            <text:p>0</text:p>
          </table:table-cell>
          <table:table-cell table:formula="of:=IF([.H15]=&quot;QUIETA&quot;;0;IF([.H15]=&quot;ABRIENDO&quot;;1;IF([.H15]=&quot;CERRANDO&quot;;2;3)))" office:value-type="float" office:value="2" calcext:value-type="float">
            <text:p>2</text:p>
          </table:table-cell>
          <table:table-cell table:formula="of:=IF([.I15]=&quot;QUIETA&quot;;0;IF([.I15]=&quot;ABRIENDO&quot;;1;IF([.I15]=&quot;CERRANDO&quot;;2;3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table:formula="of:=IF(AND([.B16] = &quot;H&quot;;[.D16] = &quot;L&quot;);&quot;ABRIENDO&quot;;IF(AND([.D16] = &quot;H&quot;;[.E16] = &quot;H&quot;);&quot;CERRANDO&quot;;&quot;QUIETA&quot;))" office:value-type="string" office:string-value="ABRIENDO" calcext:value-type="string">
            <text:p>ABRIENDO</text:p>
          </table:table-cell>
          <table:table-cell table:formula="of:=IF([.D16] = &quot;H&quot;;&quot;QUIETA&quot;;&quot;ABRIENDO&quot;)" office:value-type="string" office:string-value="ABRIENDO" calcext:value-type="string">
            <text:p>ABRIENDO</text:p>
          </table:table-cell>
          <table:table-cell table:formula="of:=IF([.D16] = &quot;L&quot;;&quot;QUIETA&quot;;IF([.C16] = &quot;H&quot;;&quot;OBSTRUIDA&quot;;&quot;CERRANDO&quot;))" office:value-type="string" office:string-value="QUIETA" calcext:value-type="string">
            <text:p>QUIETA</text:p>
          </table:table-cell>
          <table:table-cell table:formula="of:=IF([.C16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6]=&quot;QUIETA&quot;;0;IF([.F16]=&quot;ABRIENDO&quot;;1;IF([.F16]=&quot;CERRANDO&quot;;2;3)))" office:value-type="float" office:value="1" calcext:value-type="float">
            <text:p>1</text:p>
          </table:table-cell>
          <table:table-cell table:formula="of:=IF([.G16]=&quot;QUIETA&quot;;0;IF([.G16]=&quot;ABRIENDO&quot;;1;IF([.G16]=&quot;CERRANDO&quot;;2;3)))" office:value-type="float" office:value="1" calcext:value-type="float">
            <text:p>1</text:p>
          </table:table-cell>
          <table:table-cell table:formula="of:=IF([.H16]=&quot;QUIETA&quot;;0;IF([.H16]=&quot;ABRIENDO&quot;;1;IF([.H16]=&quot;CERRANDO&quot;;2;3)))" office:value-type="float" office:value="0" calcext:value-type="float">
            <text:p>0</text:p>
          </table:table-cell>
          <table:table-cell table:formula="of:=IF([.I16]=&quot;QUIETA&quot;;0;IF([.I16]=&quot;ABRIENDO&quot;;1;IF([.I16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formula="of:=IF(AND([.B17] = &quot;H&quot;;[.D17] = &quot;L&quot;);&quot;ABRIENDO&quot;;IF(AND([.D17] = &quot;H&quot;;[.E17] = &quot;H&quot;);&quot;CERRANDO&quot;;&quot;QUIETA&quot;))" office:value-type="string" office:string-value="ABRIENDO" calcext:value-type="string">
            <text:p>ABRIENDO</text:p>
          </table:table-cell>
          <table:table-cell table:formula="of:=IF([.D17] = &quot;H&quot;;&quot;QUIETA&quot;;&quot;ABRIENDO&quot;)" office:value-type="string" office:string-value="ABRIENDO" calcext:value-type="string">
            <text:p>ABRIENDO</text:p>
          </table:table-cell>
          <table:table-cell table:formula="of:=IF([.D17] = &quot;L&quot;;&quot;QUIETA&quot;;IF([.C17] = &quot;H&quot;;&quot;OBSTRUIDA&quot;;&quot;CERRANDO&quot;))" office:value-type="string" office:string-value="QUIETA" calcext:value-type="string">
            <text:p>QUIETA</text:p>
          </table:table-cell>
          <table:table-cell table:formula="of:=IF([.C17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7]=&quot;QUIETA&quot;;0;IF([.F17]=&quot;ABRIENDO&quot;;1;IF([.F17]=&quot;CERRANDO&quot;;2;3)))" office:value-type="float" office:value="1" calcext:value-type="float">
            <text:p>1</text:p>
          </table:table-cell>
          <table:table-cell table:formula="of:=IF([.G17]=&quot;QUIETA&quot;;0;IF([.G17]=&quot;ABRIENDO&quot;;1;IF([.G17]=&quot;CERRANDO&quot;;2;3)))" office:value-type="float" office:value="1" calcext:value-type="float">
            <text:p>1</text:p>
          </table:table-cell>
          <table:table-cell table:formula="of:=IF([.H17]=&quot;QUIETA&quot;;0;IF([.H17]=&quot;ABRIENDO&quot;;1;IF([.H17]=&quot;CERRANDO&quot;;2;3)))" office:value-type="float" office:value="0" calcext:value-type="float">
            <text:p>0</text:p>
          </table:table-cell>
          <table:table-cell table:formula="of:=IF([.I17]=&quot;QUIETA&quot;;0;IF([.I17]=&quot;ABRIENDO&quot;;1;IF([.I17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IF(AND([.B18] = &quot;H&quot;;[.D18] = &quot;L&quot;);&quot;ABRIENDO&quot;;IF(AND([.D18] = &quot;H&quot;;[.E18] = &quot;H&quot;);&quot;CERRANDO&quot;;&quot;QUIETA&quot;))" office:value-type="string" office:string-value="QUIETA" calcext:value-type="string">
            <text:p>QUIETA</text:p>
          </table:table-cell>
          <table:table-cell table:formula="of:=IF([.D18] = &quot;H&quot;;&quot;QUIETA&quot;;&quot;ABRIENDO&quot;)" office:value-type="string" office:string-value="QUIETA" calcext:value-type="string">
            <text:p>QUIETA</text:p>
          </table:table-cell>
          <table:table-cell table:formula="of:=IF([.D18] = &quot;L&quot;;&quot;QUIETA&quot;;IF([.C18] = &quot;H&quot;;&quot;OBSTRUIDA&quot;;&quot;CERRANDO&quot;))" office:value-type="string" office:string-value="OBSTRUIDA" calcext:value-type="string">
            <text:p>OBSTRUIDA</text:p>
          </table:table-cell>
          <table:table-cell table:formula="of:=IF([.C18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8]=&quot;QUIETA&quot;;0;IF([.F18]=&quot;ABRIENDO&quot;;1;IF([.F18]=&quot;CERRANDO&quot;;2;3)))" office:value-type="float" office:value="0" calcext:value-type="float">
            <text:p>0</text:p>
          </table:table-cell>
          <table:table-cell table:formula="of:=IF([.G18]=&quot;QUIETA&quot;;0;IF([.G18]=&quot;ABRIENDO&quot;;1;IF([.G18]=&quot;CERRANDO&quot;;2;3)))" office:value-type="float" office:value="0" calcext:value-type="float">
            <text:p>0</text:p>
          </table:table-cell>
          <table:table-cell table:formula="of:=IF([.H18]=&quot;QUIETA&quot;;0;IF([.H18]=&quot;ABRIENDO&quot;;1;IF([.H18]=&quot;CERRANDO&quot;;2;3)))" office:value-type="float" office:value="3" calcext:value-type="float">
            <text:p>3</text:p>
          </table:table-cell>
          <table:table-cell table:formula="of:=IF([.I18]=&quot;QUIETA&quot;;0;IF([.I18]=&quot;ABRIENDO&quot;;1;IF([.I18]=&quot;CERRANDO&quot;;2;3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H</text:p>
          </table:table-cell>
          <table:table-cell table:formula="of:=IF(AND([.B19] = &quot;H&quot;;[.D19] = &quot;L&quot;);&quot;ABRIENDO&quot;;IF(AND([.D19] = &quot;H&quot;;[.E19] = &quot;H&quot;);&quot;CERRANDO&quot;;&quot;QUIETA&quot;))" office:value-type="string" office:string-value="CERRANDO" calcext:value-type="string">
            <text:p>CERRANDO</text:p>
          </table:table-cell>
          <table:table-cell table:formula="of:=IF([.D19] = &quot;H&quot;;&quot;QUIETA&quot;;&quot;ABRIENDO&quot;)" office:value-type="string" office:string-value="QUIETA" calcext:value-type="string">
            <text:p>QUIETA</text:p>
          </table:table-cell>
          <table:table-cell table:formula="of:=IF([.D19] = &quot;L&quot;;&quot;QUIETA&quot;;IF([.C19] = &quot;H&quot;;&quot;OBSTRUIDA&quot;;&quot;CERRANDO&quot;))" office:value-type="string" office:string-value="OBSTRUIDA" calcext:value-type="string">
            <text:p>OBSTRUIDA</text:p>
          </table:table-cell>
          <table:table-cell table:formula="of:=IF([.C19] = &quot;L&quot;;&quot;CERRANDO&quot;;&quot;OBSTRUIDA&quot;)" office:value-type="string" office:string-value="OBSTRUIDA" calcext:value-type="string">
            <text:p>OBSTRUIDA</text:p>
          </table:table-cell>
          <table:table-cell/>
          <table:table-cell table:formula="of:=IF([.F19]=&quot;QUIETA&quot;;0;IF([.F19]=&quot;ABRIENDO&quot;;1;IF([.F19]=&quot;CERRANDO&quot;;2;3)))" office:value-type="float" office:value="2" calcext:value-type="float">
            <text:p>2</text:p>
          </table:table-cell>
          <table:table-cell table:formula="of:=IF([.G19]=&quot;QUIETA&quot;;0;IF([.G19]=&quot;ABRIENDO&quot;;1;IF([.G19]=&quot;CERRANDO&quot;;2;3)))" office:value-type="float" office:value="0" calcext:value-type="float">
            <text:p>0</text:p>
          </table:table-cell>
          <table:table-cell table:formula="of:=IF([.H19]=&quot;QUIETA&quot;;0;IF([.H19]=&quot;ABRIENDO&quot;;1;IF([.H19]=&quot;CERRANDO&quot;;2;3)))" office:value-type="float" office:value="3" calcext:value-type="float">
            <text:p>3</text:p>
          </table:table-cell>
          <table:table-cell table:formula="of:=IF([.I19]=&quot;QUIETA&quot;;0;IF([.I19]=&quot;ABRIENDO&quot;;1;IF([.I19]=&quot;CERRANDO&quot;;2;3))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3:34:22.045073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9:00:20.740697921</meta:creation-date>
    <dc:date>2021-08-17T00:52:23.783568068</dc:date>
    <meta:editing-duration>PT17M41S</meta:editing-duration>
    <meta:editing-cycles>2</meta:editing-cycles>
    <meta:generator>LibreOffice/7.0.4.2$Linux_X86_64 LibreOffice_project/00$Build-2</meta:generator>
    <meta:document-statistic meta:table-count="1" meta:cell-count="230" meta:object-count="0"/>
  </office:meta>
</office:document-meta>
</file>